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75.14mm" svg:height="183.79mm" svg:x="182.04mm" svg:y="6.77mm">
            <loext:p draw:notify-on-update-of-ranges="Sheet1.C2:Sheet1.C64 Sheet1.E2:Sheet1.E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1.59mm" svg:height="193.27mm" svg:x="183.42mm" svg:y="212.23mm">
            <loext:p draw:notify-on-update-of-ranges="Sheet1.C2:Sheet1.C64 Sheet1.E2:Sheet1.E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2655510" calcext:value-type="float">
            <text:p>2655510</text:p>
          </table:table-cell>
          <table:table-cell table:style-name="ce1" office:value-type="float" office:value="29.1795248677656" calcext:value-type="float">
            <text:p>29,18</text:p>
          </table:table-cell>
          <table:table-cell table:style-name="ce2" table:formula="of:=(1000000*[.D2])/[.C2]" office:value-type="float" office:value="10.9882941008566" calcext:value-type="float">
            <text:p>10,9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042700" calcext:value-type="float">
            <text:p>2042700</text:p>
          </table:table-cell>
          <table:table-cell table:style-name="ce1" office:value-type="float" office:value="16.4448463519582" calcext:value-type="float">
            <text:p>16,44</text:p>
          </table:table-cell>
          <table:table-cell table:style-name="ce2" table:formula="of:=(1000000*[.D3])/[.C3]" office:value-type="float" office:value="8.05054406029187" calcext:value-type="float">
            <text:p>8,0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11.8418859466127" calcext:value-type="float">
            <text:p>11,84</text:p>
          </table:table-cell>
          <table:table-cell table:style-name="ce2" table:formula="of:=(1000000*[.D4])/[.C4]" office:value-type="float" office:value="8.40170046791771" calcext:value-type="float">
            <text:p>8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8538486" calcext:value-type="float">
            <text:p>8538486</text:p>
          </table:table-cell>
          <table:table-cell table:style-name="ce1" office:value-type="float" office:value="9.71997400422323" calcext:value-type="float">
            <text:p>9,72</text:p>
          </table:table-cell>
          <table:table-cell table:formula="of:=(1000000*[.D5])/[.C5]" office:value-type="float" office:value="1.13837207254579" calcext:value-type="float">
            <text:p>1,1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62935536475972" calcext:value-type="float">
            <text:p>9,63</text:p>
          </table:table-cell>
          <table:table-cell table:style-name="ce2" table:formula="of:=(1000000*[.D6])/[.C6]" office:value-type="float" office:value="47.1403307620293" calcext:value-type="float">
            <text:p>47,1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mon_dd,rule</text:p>
          </table:table-cell>
          <table:table-cell table:style-name="ce1" office:value-type="float" office:value="26575527" calcext:value-type="float">
            <text:p>26575527</text:p>
          </table:table-cell>
          <table:table-cell table:style-name="ce1" office:value-type="float" office:value="9.21157329590037" calcext:value-type="float">
            <text:p>9,21</text:p>
          </table:table-cell>
          <table:table-cell table:formula="of:=(1000000*[.D7])/[.C7]" office:value-type="float" office:value="0.346618650155098" calcext:value-type="float">
            <text:p>0,3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9.20198455266693" calcext:value-type="float">
            <text:p>9,2</text:p>
          </table:table-cell>
          <table:table-cell table:formula="of:=(1000000*[.D8])/[.C8]" office:value-type="float" office:value="0.450481448703526" calcext:value-type="float">
            <text:p>0,4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9])/[.C9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10])/[.C10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table:formula="of:=(1000000*[.D11])/[.C11]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12])/[.C12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13])/[.C13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table:formula="of:=(1000000*[.D14])/[.C14]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8.68065706382316" calcext:value-type="float">
            <text:p>8,68</text:p>
          </table:table-cell>
          <table:table-cell table:formula="of:=(1000000*[.D15])/[.C15]" office:value-type="float" office:value="3.26892275450786" calcext:value-type="float">
            <text:p>3,27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8.47865724706115" calcext:value-type="float">
            <text:p>8,48</text:p>
          </table:table-cell>
          <table:table-cell table:formula="of:=(1000000*[.D16])/[.C16]" office:value-type="float" office:value="3.19285457296758" calcext:value-type="float">
            <text:p>3,1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8.12011894723123" calcext:value-type="float">
            <text:p>8,12</text:p>
          </table:table-cell>
          <table:table-cell table:formula="of:=(1000000*[.D17])/[.C17]" office:value-type="float" office:value="0.95100219725502" calcext:value-type="float">
            <text:p>0,9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7.72237001965316" calcext:value-type="float">
            <text:p>7,72</text:p>
          </table:table-cell>
          <table:table-cell table:formula="of:=(1000000*[.D18])/[.C18]" office:value-type="float" office:value="0.0378047193403493" calcext:value-type="float">
            <text:p>0,0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19])/[.C19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0])/[.C20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1])/[.C21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2])/[.C22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dd_wor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3])/[.C23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7.03200263584957" calcext:value-type="float">
            <text:p>7,03</text:p>
          </table:table-cell>
          <table:table-cell table:formula="of:=(1000000*[.D24])/[.C24]" office:value-type="float" office:value="0.344250386050304" calcext:value-type="float">
            <text:p>0,3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6.79704289728536" calcext:value-type="float">
            <text:p>6,8</text:p>
          </table:table-cell>
          <table:table-cell table:formula="of:=(1000000*[.D25])/[.C25]" office:value-type="float" office:value="0.554579959309195" calcext:value-type="float">
            <text:p>0,5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6.43850459745545" calcext:value-type="float">
            <text:p>6,44</text:p>
          </table:table-cell>
          <table:table-cell table:style-name="ce2" table:formula="of:=(1000000*[.D26])/[.C26]" office:value-type="float" office:value="7.68770242810562" calcext:value-type="float">
            <text:p>7,6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27])/[.C27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28])/[.C28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29])/[.C29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0])/[.C30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1])/[.C31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2])/[.C32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ay_dd_wor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3])/[.C33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ay_word_dd,rule</text:p>
          </table:table-cell>
          <table:table-cell office:value-type="float" office:value="63323700" calcext:value-type="float">
            <text:p>633237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4])/[.C34]" office:value-type="float" office:value="0.0933446150914384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5])/[.C35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6])/[.C36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7])/[.C37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8])/[.C38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ddd_wor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5.91092640266572" calcext:value-type="float">
            <text:p>5,91</text:p>
          </table:table-cell>
          <table:table-cell table:formula="of:=(1000000*[.D39])/[.C39]" office:value-type="float" office:value="0.0289368306783459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0])/[.C40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1])/[.C41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year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2])/[.C42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3])/[.C43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,rule</text:p>
          </table:table-cell>
          <table:table-cell office:value-type="float" office:value="2655510" calcext:value-type="float">
            <text:p>2655510</text:p>
          </table:table-cell>
          <table:table-cell office:value-type="float" office:value="5.54279935960237" calcext:value-type="float">
            <text:p>5,54</text:p>
          </table:table-cell>
          <table:table-cell table:formula="of:=(1000000*[.D44])/[.C44]" office:value-type="float" office:value="2.08728242770781" calcext:value-type="float">
            <text:p>2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,rule</text:p>
          </table:table-cell>
          <table:table-cell office:value-type="float" office:value="20427000" calcext:value-type="float">
            <text:p>20427000</text:p>
          </table:table-cell>
          <table:table-cell office:value-type="float" office:value="5.54279935960237" calcext:value-type="float">
            <text:p>5,54</text:p>
          </table:table-cell>
          <table:table-cell table:formula="of:=(1000000*[.D45])/[.C45]" office:value-type="float" office:value="0.271346715602015" calcext:value-type="float">
            <text:p>0,27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5.35038828607379" calcext:value-type="float">
            <text:p>5,35</text:p>
          </table:table-cell>
          <table:table-cell table:formula="of:=(1000000*[.D46])/[.C46]" office:value-type="float" office:value="0.201327645772511" calcext:value-type="float">
            <text:p>0,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5.30783962103815" calcext:value-type="float">
            <text:p>5,31</text:p>
          </table:table-cell>
          <table:table-cell table:formula="of:=(1000000*[.D47])/[.C47]" office:value-type="float" office:value="0.540216850597147" calcext:value-type="float">
            <text:p>0,5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dd,rule</text:p>
          </table:table-cell>
          <table:table-cell office:value-type="float" office:value="12256200" calcext:value-type="float">
            <text:p>12256200</text:p>
          </table:table-cell>
          <table:table-cell office:value-type="float" office:value="5.30783962103815" calcext:value-type="float">
            <text:p>5,31</text:p>
          </table:table-cell>
          <table:table-cell table:formula="of:=(1000000*[.D48])/[.C48]" office:value-type="float" office:value="0.433073841895379" calcext:value-type="float">
            <text:p>0,4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5.30783962103815" calcext:value-type="float">
            <text:p>5,31</text:p>
          </table:table-cell>
          <table:table-cell table:formula="of:=(1000000*[.D49])/[.C49]" office:value-type="float" office:value="0.0371153128320565" calcext:value-type="float">
            <text:p>0,0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  <table:table-cell table:formula="of:=(1000000*[.D50])/[.C50]" office:value-type="float" office:value="0.583506401838738" calcext:value-type="float">
            <text:p>0,58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,rule</text:p>
          </table:table-cell>
          <table:table-cell office:value-type="float" office:value="8538486" calcext:value-type="float">
            <text:p>8538486</text:p>
          </table:table-cell>
          <table:table-cell office:value-type="float" office:value="4.98226124301044" calcext:value-type="float">
            <text:p>4,98</text:p>
          </table:table-cell>
          <table:table-cell table:formula="of:=(1000000*[.D51])/[.C51]" office:value-type="float" office:value="0.583506401838738" calcext:value-type="float">
            <text:p>0,58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,rule</text:p>
          </table:table-cell>
          <table:table-cell office:value-type="float" office:value="2042700" calcext:value-type="float">
            <text:p>2042700</text:p>
          </table:table-cell>
          <table:table-cell office:value-type="float" office:value="4.58451231543237" calcext:value-type="float">
            <text:p>4,58</text:p>
          </table:table-cell>
          <table:table-cell table:formula="of:=(1000000*[.D52])/[.C52]" office:value-type="float" office:value="2.24433950919487" calcext:value-type="float">
            <text:p>2,2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sc_year,rule</text:p>
          </table:table-cell>
          <table:table-cell office:value-type="float" office:value="9825387" calcext:value-type="float">
            <text:p>9825387</text:p>
          </table:table-cell>
          <table:table-cell office:value-type="float" office:value="4.58451231543237" calcext:value-type="float">
            <text:p>4,58</text:p>
          </table:table-cell>
          <table:table-cell table:formula="of:=(1000000*[.D53])/[.C53]" office:value-type="float" office:value="0.466598650560265" calcext:value-type="float">
            <text:p>0,47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year_Word_sc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4.58451231543237" calcext:value-type="float">
            <text:p>4,58</text:p>
          </table:table-cell>
          <table:table-cell table:formula="of:=(1000000*[.D54])/[.C54]" office:value-type="float" office:value="0.431603751768245" calcext:value-type="float">
            <text:p>0,4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sc_word_year,rule</text:p>
          </table:table-cell>
          <table:table-cell office:value-type="float" office:value="10622040" calcext:value-type="float">
            <text:p>10622040</text:p>
          </table:table-cell>
          <table:table-cell office:value-type="float" office:value="4.58451231543237" calcext:value-type="float">
            <text:p>4,58</text:p>
          </table:table-cell>
          <table:table-cell table:formula="of:=(1000000*[.D55])/[.C55]" office:value-type="float" office:value="0.431603751768245" calcext:value-type="float">
            <text:p>0,4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ay_mon_sc,rule</text:p>
          </table:table-cell>
          <table:table-cell office:value-type="float" office:value="51108354" calcext:value-type="float">
            <text:p>51108354</text:p>
          </table:table-cell>
          <table:table-cell office:value-type="float" office:value="4.58451231543237" calcext:value-type="float">
            <text:p>4,58</text:p>
          </table:table-cell>
          <table:table-cell table:formula="of:=(1000000*[.D56])/[.C56]" office:value-type="float" office:value="0.0897018189126648" calcext:value-type="float">
            <text:p>0,0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_sc,rule</text:p>
          </table:table-cell>
          <table:table-cell office:value-type="float" office:value="143009427" calcext:value-type="float">
            <text:p>143009427</text:p>
          </table:table-cell>
          <table:table-cell office:value-type="float" office:value="4.58451231543237" calcext:value-type="float">
            <text:p>4,58</text:p>
          </table:table-cell>
          <table:table-cell table:formula="of:=(1000000*[.D57])/[.C57]" office:value-type="float" office:value="0.0320574133580185" calcext:value-type="float">
            <text:p>0,03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4.42172312641851" calcext:value-type="float">
            <text:p>4,42</text:p>
          </table:table-cell>
          <table:table-cell table:style-name="ce2" table:formula="of:=(1000000*[.D58])/[.C58]" office:value-type="float" office:value="21.646463633517" calcext:value-type="float">
            <text:p>21,6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59])/[.C59]" office:value-type="float" office:value="0.19327199672783" calcext:value-type="float">
            <text:p>0,1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60])/[.C60]" office:value-type="float" office:value="0.19327199672783" calcext:value-type="float">
            <text:p>0,1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61])/[.C61]" office:value-type="float" office:value="0.19327199672783" calcext:value-type="float">
            <text:p>0,1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_age,rule</text:p>
          </table:table-cell>
          <table:table-cell office:value-type="float" office:value="22878240" calcext:value-type="float">
            <text:p>22878240</text:p>
          </table:table-cell>
          <table:table-cell office:value-type="float" office:value="4.42172312641851" calcext:value-type="float">
            <text:p>4,42</text:p>
          </table:table-cell>
          <table:table-cell table:formula="of:=(1000000*[.D62])/[.C62]" office:value-type="float" office:value="0.19327199672783" calcext:value-type="float">
            <text:p>0,1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mon_dd,rule</text:p>
          </table:table-cell>
          <table:table-cell office:value-type="float" office:value="26575527" calcext:value-type="float">
            <text:p>26575527</text:p>
          </table:table-cell>
          <table:table-cell office:value-type="float" office:value="4.42172312641851" calcext:value-type="float">
            <text:p>4,42</text:p>
          </table:table-cell>
          <table:table-cell table:formula="of:=(1000000*[.D63])/[.C63]" office:value-type="float" office:value="0.166383271587371" calcext:value-type="float">
            <text:p>0,17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word_dddd,rule</text:p>
          </table:table-cell>
          <table:table-cell office:value-type="float" office:value="204270000" calcext:value-type="float">
            <text:p>204270000</text:p>
          </table:table-cell>
          <table:table-cell office:value-type="float" office:value="4.42172312641851" calcext:value-type="float">
            <text:p>4,42</text:p>
          </table:table-cell>
          <table:table-cell table:formula="of:=(1000000*[.D64])/[.C64]" office:value-type="float" office:value="0.021646463633517" calcext:value-type="float">
            <text:p>0,02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62935536475972" calcext:value-type="float">
            <text:p>9,63</text:p>
          </table:table-cell>
          <table:table-cell table:style-name="ce2" office:value-type="float" office:value="47.1403307620293" calcext:value-type="float">
            <text:p>47,1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1-0_Word,rule</text:p>
          </table:table-cell>
          <table:table-cell table:style-name="ce1" office:value-type="float" office:value="204270" calcext:value-type="float">
            <text:p>204270</text:p>
          </table:table-cell>
          <table:table-cell table:style-name="ce1" office:value-type="float" office:value="9.06881724816779" calcext:value-type="float">
            <text:p>9,07</text:p>
          </table:table-cell>
          <table:table-cell table:style-name="ce2" office:value-type="float" office:value="44.396226798687" calcext:value-type="float">
            <text:p>44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2655510" calcext:value-type="float">
            <text:p>2655510</text:p>
          </table:table-cell>
          <table:table-cell table:style-name="ce1" office:value-type="float" office:value="29.1795248677656" calcext:value-type="float">
            <text:p>29,18</text:p>
          </table:table-cell>
          <table:table-cell table:style-name="ce2" table:formula="of:=(1000000*[.D77])/[.C77]" office:value-type="float" office:value="10.9882941008566" calcext:value-type="float">
            <text:p>10,99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11.8418859466127" calcext:value-type="float">
            <text:p>11,84</text:p>
          </table:table-cell>
          <table:table-cell table:style-name="ce2" table:formula="of:=(1000000*[.D78])/[.C78]" office:value-type="float" office:value="8.40170046791771" calcext:value-type="float">
            <text:p>8,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2042700" calcext:value-type="float">
            <text:p>2042700</text:p>
          </table:table-cell>
          <table:table-cell table:style-name="ce1" office:value-type="float" office:value="16.4448463519582" calcext:value-type="float">
            <text:p>16,44</text:p>
          </table:table-cell>
          <table:table-cell table:style-name="ce2" table:formula="of:=(1000000*[.D79])/[.C79]" office:value-type="float" office:value="8.05054406029187" calcext:value-type="float">
            <text:p>8,0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1409463" calcext:value-type="float">
            <text:p>1409463</text:p>
          </table:table-cell>
          <table:table-cell table:style-name="ce1" office:value-type="float" office:value="8.90602805915394" calcext:value-type="float">
            <text:p>8,91</text:p>
          </table:table-cell>
          <table:table-cell table:style-name="ce2" office:value-type="float" office:value="6.31873845510946" calcext:value-type="float">
            <text:p>6,32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8538486" calcext:value-type="float">
            <text:p>8538486</text:p>
          </table:table-cell>
          <table:table-cell table:style-name="ce1" office:value-type="float" office:value="9.71997400422323" calcext:value-type="float">
            <text:p>9,72</text:p>
          </table:table-cell>
          <table:table-cell office:value-type="float" office:value="1.13837207254579" calcext:value-type="float">
            <text:p>1,14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20427000" calcext:value-type="float">
            <text:p>20427000</text:p>
          </table:table-cell>
          <table:table-cell table:style-name="ce1" office:value-type="float" office:value="9.20198455266693" calcext:value-type="float">
            <text:p>9,2</text:p>
          </table:table-cell>
          <table:table-cell office:value-type="float" office:value="0.450481448703526" calcext:value-type="float">
            <text:p>0,4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table:style-name="ce1" office:value-type="string" calcext:value-type="string">
            <text:p>Word_mon_dd,rule</text:p>
          </table:table-cell>
          <table:table-cell table:style-name="ce1" office:value-type="float" office:value="26575527" calcext:value-type="float">
            <text:p>26575527</text:p>
          </table:table-cell>
          <table:table-cell table:style-name="ce1" office:value-type="float" office:value="9.21157329590037" calcext:value-type="float">
            <text:p>9,21</text:p>
          </table:table-cell>
          <table:table-cell office:value-type="float" office:value="0.346618650155098" calcext:value-type="float">
            <text:p>0,3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d_word,rule</text:p>
          </table:table-cell>
          <table:table-cell office:value-type="float" office:value="204270" calcext:value-type="float">
            <text:p>204270</text:p>
          </table:table-cell>
          <table:table-cell office:value-type="float" office:value="4.42172312641851" calcext:value-type="float">
            <text:p>4,42</text:p>
          </table:table-cell>
          <table:table-cell table:style-name="ce2" office:value-type="float" office:value="21.646463633517" calcext:value-type="float">
            <text:p>21,65</text:p>
          </table:table-cell>
        </table:table-row>
        <table:table-row table:style-name="ro1">
          <table:table-cell office:value-type="string" calcext:value-type="string">
            <text:p>rus_cities_kbchange,dic</text:p>
          </table:table-cell>
          <table:table-cell office:value-type="string" calcext:value-type="string">
            <text:p>1-0_sc_WORD,rule</text:p>
          </table:table-cell>
          <table:table-cell office:value-type="float" office:value="837507" calcext:value-type="float">
            <text:p>837507</text:p>
          </table:table-cell>
          <table:table-cell office:value-type="float" office:value="6.43850459745545" calcext:value-type="float">
            <text:p>6,44</text:p>
          </table:table-cell>
          <table:table-cell table:style-name="ce2" office:value-type="float" office:value="7.68770242810562" calcext:value-type="float">
            <text:p>7,6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86:Sheet1.E8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2:43:35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3S</meta:editing-duration>
    <meta:editing-cycles>4</meta:editing-cycles>
    <meta:generator>LibreOffice/5.2.0.4$Windows_x86 LibreOffice_project/066b007f5ebcc236395c7d282ba488bca6720265</meta:generator>
    <dc:date>2016-08-13T22:50:35.269000000</dc:date>
    <meta:document-statistic meta:table-count="3" meta:cell-count="40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15cm" svg:height="18.38cm" xlink:href=".." xlink:type="simple" chart:class="chart:scatter" chart:style-name="ch1">
        <chart:plot-area chart:style-name="ch2" table:cell-range-address="Sheet1.C2:Sheet1.C64 Sheet1.E2:Sheet1.E64" svg:x="0.55cm" svg:y="0.367cm" svg:width="26.415cm" svg:height="17.646cm">
          <chartooo:coordinate-region svg:x="1.171cm" svg:y="0.566cm" svg:width="24.959cm" svg:height="16.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64" chart:class="chart:scatter">
            <chart:domain table:cell-range-address="Sheet1.C2:Sheet1.C64"/>
            <chart:mean-value chart:style-name="ch6"/>
            <chart:regression-curve chart:style-name="ch7"/>
            <chart:data-point chart:repeated="10"/>
            <chart:data-point chart:style-name="ch8"/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5510">
                <text:p>2655510</text:p>
                <draw:g>
                  <svg:desc>Sheet1.C2:Sheet1.C64</svg:desc>
                </draw:g>
              </table:table-cell>
              <table:table-cell office:value-type="float" office:value="10.9882941008566">
                <text:p>10.9882941008566</text:p>
                <draw:g>
                  <svg:desc>Sheet1.E2:Sheet1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2700">
                <text:p>2042700</text:p>
              </table:table-cell>
              <table:table-cell office:value-type="float" office:value="8.05054406029187">
                <text:p>8.05054406029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9463">
                <text:p>1409463</text:p>
              </table:table-cell>
              <table:table-cell office:value-type="float" office:value="8.40170046791771">
                <text:p>8.40170046791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38486">
                <text:p>8538486</text:p>
              </table:table-cell>
              <table:table-cell office:value-type="float" office:value="1.13837207254579">
                <text:p>1.13837207254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270">
                <text:p>204270</text:p>
              </table:table-cell>
              <table:table-cell office:value-type="float" office:value="47.1403307620293">
                <text:p>47.1403307620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75527">
                <text:p>26575527</text:p>
              </table:table-cell>
              <table:table-cell office:value-type="float" office:value="0.346618650155098">
                <text:p>0.346618650155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27000">
                <text:p>20427000</text:p>
              </table:table-cell>
              <table:table-cell office:value-type="float" office:value="0.450481448703526">
                <text:p>0.450481448703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5510">
                <text:p>2655510</text:p>
              </table:table-cell>
              <table:table-cell office:value-type="float" office:value="3.26892275450786">
                <text:p>3.26892275450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5510">
                <text:p>2655510</text:p>
              </table:table-cell>
              <table:table-cell office:value-type="float" office:value="3.19285457296758">
                <text:p>3.19285457296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38486">
                <text:p>8538486</text:p>
              </table:table-cell>
              <table:table-cell office:value-type="float" office:value="0.95100219725502">
                <text:p>0.95100219725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378047193403493">
                <text:p>0.0378047193403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56200">
                <text:p>12256200</text:p>
              </table:table-cell>
              <table:table-cell office:value-type="float" office:value="0.554579959309195">
                <text:p>0.554579959309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7507">
                <text:p>837507</text:p>
              </table:table-cell>
              <table:table-cell office:value-type="float" office:value="7.68770242810562">
                <text:p>7.68770242810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27000">
                <text:p>20427000</text:p>
              </table:table-cell>
              <table:table-cell office:value-type="float" office:value="0.271346715602015">
                <text:p>0.271346715602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575527">
                <text:p>26575527</text:p>
              </table:table-cell>
              <table:table-cell office:value-type="float" office:value="0.201327645772511">
                <text:p>0.201327645772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25387">
                <text:p>9825387</text:p>
              </table:table-cell>
              <table:table-cell office:value-type="float" office:value="0.540216850597147">
                <text:p>0.5402168505971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56200">
                <text:p>12256200</text:p>
              </table:table-cell>
              <table:table-cell office:value-type="float" office:value="0.433073841895379">
                <text:p>0.4330738418953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009427">
                <text:p>143009427</text:p>
              </table:table-cell>
              <table:table-cell office:value-type="float" office:value="0.0371153128320565">
                <text:p>0.0371153128320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38486">
                <text:p>8538486</text:p>
              </table:table-cell>
              <table:table-cell office:value-type="float" office:value="0.583506401838738">
                <text:p>0.583506401838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38486">
                <text:p>8538486</text:p>
              </table:table-cell>
              <table:table-cell office:value-type="float" office:value="0.583506401838738">
                <text:p>0.583506401838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2700">
                <text:p>2042700</text:p>
              </table:table-cell>
              <table:table-cell office:value-type="float" office:value="2.24433950919487">
                <text:p>2.24433950919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25387">
                <text:p>9825387</text:p>
              </table:table-cell>
              <table:table-cell office:value-type="float" office:value="0.466598650560265">
                <text:p>0.466598650560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22040">
                <text:p>10622040</text:p>
              </table:table-cell>
              <table:table-cell office:value-type="float" office:value="0.431603751768245">
                <text:p>0.431603751768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22040">
                <text:p>10622040</text:p>
              </table:table-cell>
              <table:table-cell office:value-type="float" office:value="0.431603751768245">
                <text:p>0.431603751768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108354">
                <text:p>51108354</text:p>
              </table:table-cell>
              <table:table-cell office:value-type="float" office:value="0.0897018189126648">
                <text:p>0.08970181891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009427">
                <text:p>143009427</text:p>
              </table:table-cell>
              <table:table-cell office:value-type="float" office:value="0.0320574133580185">
                <text:p>0.0320574133580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270">
                <text:p>204270</text:p>
              </table:table-cell>
              <table:table-cell office:value-type="float" office:value="21.646463633517">
                <text:p>21.646463633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575527">
                <text:p>26575527</text:p>
              </table:table-cell>
              <table:table-cell office:value-type="float" office:value="0.166383271587371">
                <text:p>0.166383271587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1646463633517">
                <text:p>0.021646463633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16cm" svg:height="19.328cm" xlink:href=".." xlink:type="simple" chart:class="chart:scatter" chart:style-name="ch1">
        <chart:plot-area chart:style-name="ch2" table:cell-range-address="Sheet1.C2:Sheet1.C64 Sheet1.E2:Sheet1.E64" svg:x="0.563cm" svg:y="0.386cm" svg:width="27.034cm" svg:height="18.556cm">
          <chartooo:coordinate-region svg:x="1.184cm" svg:y="0.585cm" svg:width="25.578cm" svg:height="17.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64" chart:class="chart:scatter">
            <chart:domain table:cell-range-address="Sheet1.C2:Sheet1.C64"/>
            <chart:mean-value chart:style-name="ch6"/>
            <chart:regression-curve chart:style-name="ch7"/>
            <chart:data-point chart:repeated="9"/>
            <chart:data-point chart:style-name="ch8"/>
            <chart:data-point chart:repeated="5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5510">
                <text:p>2655510</text:p>
                <draw:g>
                  <svg:desc>Sheet1.C2:Sheet1.C64</svg:desc>
                </draw:g>
              </table:table-cell>
              <table:table-cell office:value-type="float" office:value="10.9882941008566">
                <text:p>10.9882941008566</text:p>
                <draw:g>
                  <svg:desc>Sheet1.E2:Sheet1.E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2700">
                <text:p>2042700</text:p>
              </table:table-cell>
              <table:table-cell office:value-type="float" office:value="8.05054406029187">
                <text:p>8.05054406029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9463">
                <text:p>1409463</text:p>
              </table:table-cell>
              <table:table-cell office:value-type="float" office:value="8.40170046791771">
                <text:p>8.40170046791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38486">
                <text:p>8538486</text:p>
              </table:table-cell>
              <table:table-cell office:value-type="float" office:value="1.13837207254579">
                <text:p>1.13837207254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270">
                <text:p>204270</text:p>
              </table:table-cell>
              <table:table-cell office:value-type="float" office:value="47.1403307620293">
                <text:p>47.1403307620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75527">
                <text:p>26575527</text:p>
              </table:table-cell>
              <table:table-cell office:value-type="float" office:value="0.346618650155098">
                <text:p>0.346618650155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27000">
                <text:p>20427000</text:p>
              </table:table-cell>
              <table:table-cell office:value-type="float" office:value="0.450481448703526">
                <text:p>0.450481448703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270">
                <text:p>204270</text:p>
              </table:table-cell>
              <table:table-cell office:value-type="float" office:value="44.396226798687">
                <text:p>44.396226798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9463">
                <text:p>1409463</text:p>
              </table:table-cell>
              <table:table-cell office:value-type="float" office:value="6.31873845510946">
                <text:p>6.31873845510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5510">
                <text:p>2655510</text:p>
              </table:table-cell>
              <table:table-cell office:value-type="float" office:value="3.26892275450786">
                <text:p>3.268922754507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55510">
                <text:p>2655510</text:p>
              </table:table-cell>
              <table:table-cell office:value-type="float" office:value="3.19285457296758">
                <text:p>3.19285457296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38486">
                <text:p>8538486</text:p>
              </table:table-cell>
              <table:table-cell office:value-type="float" office:value="0.95100219725502">
                <text:p>0.95100219725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378047193403493">
                <text:p>0.0378047193403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27000">
                <text:p>20427000</text:p>
              </table:table-cell>
              <table:table-cell office:value-type="float" office:value="0.344250386050304">
                <text:p>0.344250386050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256200">
                <text:p>12256200</text:p>
              </table:table-cell>
              <table:table-cell office:value-type="float" office:value="0.554579959309195">
                <text:p>0.554579959309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7507">
                <text:p>837507</text:p>
              </table:table-cell>
              <table:table-cell office:value-type="float" office:value="7.68770242810562">
                <text:p>7.68770242810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323700">
                <text:p>63323700</text:p>
              </table:table-cell>
              <table:table-cell office:value-type="float" office:value="0.0933446150914384">
                <text:p>0.0933446150914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89368306783459">
                <text:p>0.0289368306783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55510">
                <text:p>2655510</text:p>
              </table:table-cell>
              <table:table-cell office:value-type="float" office:value="2.08728242770781">
                <text:p>2.087282427707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27000">
                <text:p>20427000</text:p>
              </table:table-cell>
              <table:table-cell office:value-type="float" office:value="0.271346715602015">
                <text:p>0.2713467156020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575527">
                <text:p>26575527</text:p>
              </table:table-cell>
              <table:table-cell office:value-type="float" office:value="0.201327645772511">
                <text:p>0.2013276457725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25387">
                <text:p>9825387</text:p>
              </table:table-cell>
              <table:table-cell office:value-type="float" office:value="0.540216850597147">
                <text:p>0.5402168505971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56200">
                <text:p>12256200</text:p>
              </table:table-cell>
              <table:table-cell office:value-type="float" office:value="0.433073841895379">
                <text:p>0.4330738418953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009427">
                <text:p>143009427</text:p>
              </table:table-cell>
              <table:table-cell office:value-type="float" office:value="0.0371153128320565">
                <text:p>0.03711531283205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38486">
                <text:p>8538486</text:p>
              </table:table-cell>
              <table:table-cell office:value-type="float" office:value="0.583506401838738">
                <text:p>0.583506401838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38486">
                <text:p>8538486</text:p>
              </table:table-cell>
              <table:table-cell office:value-type="float" office:value="0.583506401838738">
                <text:p>0.583506401838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42700">
                <text:p>2042700</text:p>
              </table:table-cell>
              <table:table-cell office:value-type="float" office:value="2.24433950919487">
                <text:p>2.24433950919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25387">
                <text:p>9825387</text:p>
              </table:table-cell>
              <table:table-cell office:value-type="float" office:value="0.466598650560265">
                <text:p>0.466598650560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22040">
                <text:p>10622040</text:p>
              </table:table-cell>
              <table:table-cell office:value-type="float" office:value="0.431603751768245">
                <text:p>0.431603751768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22040">
                <text:p>10622040</text:p>
              </table:table-cell>
              <table:table-cell office:value-type="float" office:value="0.431603751768245">
                <text:p>0.4316037517682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108354">
                <text:p>51108354</text:p>
              </table:table-cell>
              <table:table-cell office:value-type="float" office:value="0.0897018189126648">
                <text:p>0.08970181891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3009427">
                <text:p>143009427</text:p>
              </table:table-cell>
              <table:table-cell office:value-type="float" office:value="0.0320574133580185">
                <text:p>0.0320574133580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270">
                <text:p>204270</text:p>
              </table:table-cell>
              <table:table-cell office:value-type="float" office:value="21.646463633517">
                <text:p>21.646463633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878240">
                <text:p>22878240</text:p>
              </table:table-cell>
              <table:table-cell office:value-type="float" office:value="0.19327199672783">
                <text:p>0.193271996727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575527">
                <text:p>26575527</text:p>
              </table:table-cell>
              <table:table-cell office:value-type="float" office:value="0.166383271587371">
                <text:p>0.1663832715873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4270000">
                <text:p>204270000</text:p>
              </table:table-cell>
              <table:table-cell office:value-type="float" office:value="0.021646463633517">
                <text:p>0.0216464636335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